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d18a"/>
    </style:style>
    <style:style style:name="T8" style:family="text">
      <style:text-properties officeooo:rsid="03608ff9"/>
    </style:style>
    <style:style style:name="T9" style:family="text">
      <style:text-properties officeooo:rsid="03626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<text:span text:style-name="T9">20</text:span></text:p>
      <text:p text:style-name="P5"/>
      <text:p text:style-name="P5"/>
      <text:p text:style-name="P2">© 20<text:span text:style-name="T9">20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1"/>
      <text:p text:style-name="P3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4">First <text:span text:style-name="T4">version</text:span>, <text:span text:style-name="T9">January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19:02:47.093153262</dc:date>
    <dc:creator>Wolfgang Skala</dc:creator>
    <meta:editing-duration>P9DT4H50M12S</meta:editing-duration>
    <meta:editing-cycles>784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3" meta:non-whitespace-character-count="387"/>
  </office:meta>
</office:document-meta>
</file>